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2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5b277d"/>
    </style:style>
    <style:style style:name="ce3" style:family="table-cell" style:parent-style-name="Default">
      <style:text-properties fo:color="#069a2e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Pa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On message</text:p>
          </table:table-cell>
          <table:table-cell table:style-name="ce1" office:value-type="string">
            <text:p>from</text:p>
          </table:table-cell>
          <table:table-cell table:style-name="ce1" office:value-type="string">
            <text:p>aimed at</text:p>
          </table:table-cell>
          <table:table-cell table:style-name="ce1" office:value-type="string">
            <text:p>do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(NewSession, sid, P_i, P_j, role)</text:p>
          </table:table-cell>
          <table:table-cell office:value-type="string">
            <text:p>F_pwKE</text:p>
          </table:table-cell>
          <table:table-cell office:value-type="string">
            <text:p>S</text:p>
          </table:table-cell>
          <table:table-cell office:value-type="string">
            <text:p>If this is the first NewSession query for sid and the peers P_i, P_j and role is “initiator role” do: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sample a new value z_a, calculate Y_a = B^(z_a) record (sid, P_i,initiatorSecretScalar, z_a) and send (Cpace initiator, sid, P_i, <text:s/>Y_a) as simulated message to be sent to P_j to A.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If this is the second NewSession query for sid and the peers P_i, P_j and role is “responder role” do: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sample a new value z_b, calculate Y_b = B^(z_b), record (sid, P_i, responderSecretScalar, z_b)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(Cpace initiator, sid, P_i, <text:s/>Y_a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Visit the hash query list for H_1 for generating and recording a candidate password list (sid, candidateInitiatorPasswords, pw1, pw2, ….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is is the first Cpace initiator message for sid and there is a record (sid, P_i, InitiatorSecretScalar, z_a) do: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// We know that a honest party as initiator did generate some Y_a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f Y_a != B^(z_a) then record (sid, Y_a was modified by A, Y_a).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Record (sid, AdversialInitiatorPoint, Y_a).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ere is no record (sid, P_i, initiatorSecretScalar, z_a) do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office:value-type="string">
            <text:p>Record (sid, AdversialInitiatorPoint, Y_a).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P_j is controlled by A, forward the message (Cpace initiator, sid, P_i, Y_a) to P_j.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Otherwise we simulate the behaviour of P_j and do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Sample a random value sk and record (sid, ValuePassedToNewKeyQueryForResponder, sk)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ssue a (NewKey, sid, P_j, sk) <text:s/>query to F_pwKE and send (CPace responder, sid, P_j, Y_b) as simulated message for <text:s/>P_i to A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(Cpace responder, sid, P_j, <text:s/>Y_b)</text:p>
          </table:table-cell>
          <table:table-cell office:value-type="string">
            <text:p>A</text:p>
          </table:table-cell>
          <table:table-cell office:value-type="string">
            <text:p>P_i</text:p>
          </table:table-cell>
          <table:table-cell office:value-type="string">
            <text:p>Visit the hash query list for H_1 for generating and recording a candidate password list for (sid, candidateResponderPasswords, pw1, pw2, ….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is is the first Cpace responder message for sid and there is a record (sid, P_i, ResponderSecretScalar, z_b) do: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// We know that a honest party as responder did generate some Y_b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f Y_b != B^(z_b) then record (sid, Y_b was modified by A, Y_b).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Record (sid, AdversialResponderPoint, Y_b).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ere is no record (sid, P_i, ResponderSecretScalar, z_b) do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office:value-type="string">
            <text:p>Record (sid, AdversialResponderPoint, Y_b).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e initiator P_i is controlled by A, forward the message (Cpace initiator, sid, P_j, Y_b) to P_i.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Otherwise we need to simulate the behaviour of the honest initiator P_i and do: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If P_j is also still honest we do the following: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If either Y_a and Y_b were modified, check if for the received values of Y_a and Y_b, <text:s/>(Y_a)^(z_b) == (Y_b)^(z_a). If the values differ, record (sid, destructiveTamperingOf Y_a and Y_b)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If there is a record (sid, destructiveTamperingOf Y_a and Y_b) do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Sample a random value dummyPwd and issue a (TestPwd,sid,P_j, dummyPwd) query. Note that this arranges for making F_pwKE issue differing session keys.</text:p>
          </table:table-cell>
        </table:table-row>
        <table:table-row table:style-name="ro2">
          <table:table-cell table:number-columns-repeated="7"/>
          <table:table-cell office:value-type="string">
            <text:p>Sample a random value sk and record (sid, ValueToPassToNewKeyQueryForInitiator, sk) as we want to pass an independent random key to the honest initiator party.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If there is no record (sid, ValueToPassToNewKeyQueryForInitiator, sk) then sample a random value sk and record (sid, ValueToPassToNewKeyQueryForInitiator, sk). Note that such a record might have been generated by the H_2 implementation!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Lookup the record (sid, ValueToPassToNewKeyQueryForInitiator, sk) and issue a query (NewKey, sid, P_i, sk) to F_pwK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<text:s/>Hash query for generator for input “t”</text:p>
          </table:table-cell>
          <table:table-cell office:value-type="string">
            <text:p>anybody</text:p>
          </table:table-cell>
          <table:table-cell office:value-type="string">
            <text:p>H_1</text:p>
          </table:table-cell>
          <table:table-cell office:value-type="string">
            <text:p>Return values such that for any output of the random oracle w, Hash2Point(w) = B^x with known value of x. Record (t, w, x) for later inspection.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<text:s/>Hash query for generating session key with input “t”</text:p>
          </table:table-cell>
          <table:table-cell office:value-type="string">
            <text:p>A or Z</text:p>
          </table:table-cell>
          <table:table-cell office:value-type="string">
            <text:p>H_2</text:p>
          </table:table-cell>
          <table:table-cell office:value-type="string">
            <text:p>Parse the input t for a query to a DH result point K from a previous session id sid.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For any password in a recorded list (sid, candidateInitiatorPasswords, pw1, pw2, ….) do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Fetch z_b from the record (sid, P_i, ResponderSecretScalar, z_b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Fetch x from the H_1 hash query list for the passwor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etch the adversial initiator Point Y_a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If K == Y_a ^ (z_b / x) <text:s/>for any entry, we learned the password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If we learned the password, we issue a (TestPwd,sid P_j, pw) for the responder by <text:s/>using <text:s/>F_pwKE.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 office:value-type="string">
            <text:p>If we get a SK result from TestPwd (relaxed extension needed!), we now that the guess was correct and also did retrieve the session key passed to the honest responder party. We then do: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2" office:value-type="string">
            <text:p>Program H_2(t) := SK</text:p>
          </table:table-cell>
        </table:table-row>
        <table:table-row table:style-name="ro1">
          <table:table-cell table:number-columns-repeated="6"/>
          <table:table-cell office:value-type="string">
            <text:p>If we get a “wrong guess” result we do: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Sample a new random value T and program H_2(t) := T</text:p>
          </table:table-cell>
        </table:table-row>
        <table:table-row table:style-name="ro2">
          <table:table-cell table:number-columns-repeated="6"/>
          <table:table-cell table:style-name="ce3" office:value-type="string">
            <text:p>Comment: Note that in order to calculate K, the adversary must have already received Y_b and used his secret scalar. This means that the NewKey query did already happen for <text:s/>a honest responder and a “correct guess” result will never be generated by the TestPwd query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For any password in a recorded list (sid, candidateResponderPasswords, pw1, pw2, ….) do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Fetch z_a from the record (sid, P_i, InitiatorSecretScalar, z_a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Fetch x from the H_1 hash query list for the passwor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Fetch the adversial responder Point Y_b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If K == Y_b ^ (z_a / x) <text:s/>for any entry, we learned the password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If we learned the password, we issue a (TestPwd,sid P_i, pw) for the initiator by <text:s/>using <text:s/>F_pwKE.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If we get a “correct guess” result, we know that the initiator did not get his key. We will need to provide the same session key to the initiator and do: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Sample a random value sk and record (sid, ValueToPassToNewKeyQueryForInitiator, sk)</text:p>
          </table:table-cell>
        </table:table-row>
        <table:table-row table:style-name="ro2">
          <table:table-cell table:number-columns-repeated="7"/>
          <table:table-cell office:value-type="string">
            <text:p>Program H_2(t) := sk</text:p>
          </table:table-cell>
        </table:table-row>
        <table:table-row table:style-name="ro2">
          <table:table-cell table:number-columns-repeated="6"/>
          <table:table-cell table:style-name="ce2" office:value-type="string">
            <text:p>If we get a SK result from TestPwd (relaxed extension needed!), we now that the guess was correct and also did retrieve the session key passed to the honest initiator party. We then do: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>
            <text:p>Program H_2(t) := SK</text:p>
          </table:table-cell>
        </table:table-row>
        <table:table-row table:style-name="ro1">
          <table:table-cell table:number-columns-repeated="6"/>
          <table:table-cell office:value-type="string">
            <text:p>If we get a “wrong guess” result we do: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Sample a new random value T and program H_2(t) := T</text:p>
          </table:table-cell>
        </table:table-row>
        <table:table-row table:style-name="ro2">
          <table:table-cell table:number-columns-repeated="6"/>
          <table:table-cell table:style-name="ce3" office:value-type="string">
            <text:p>Comment: Note that unlike in the previous case, this hash query could occur before or after a NewKey query was issued for a honest initiator. The adversary might choose to calculate its Y_b and K but make the hash query much later. A could, however, also make the hash query for sk1 before transmitting Y_b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Otherwise sample a new random value T and program H_2(t) := 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(CORRUPT, P_i)</text:p>
          </table:table-cell>
          <table:table-cell office:value-type="string">
            <text:p>Z</text:p>
          </table:table-cell>
          <table:table-cell office:value-type="string">
            <text:p>P_i</text:p>
          </table:table-cell>
          <table:table-cell office:value-type="string">
            <text:p>If there is a record (sid, P_i, InitiatorSecretScalar, z_a) do: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arn the password from P_i by sending a CORRUPT query to P_i.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Query the RO H_1 <text:s/>for the sid and the password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Learn the secret exponent x of the generator point G = B^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alculate y_a = z_a / x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f there is no record (sid, AdversialInitiatorPoint, Y_a) record (sid, AdversialInitiatorPoint, Y_a). 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Delete the record (sid, P_i, InitiatorSecretScalar, z_a)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f there is a record (sid, P_i, ResponderSecretScalar, z_b) do: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arn the password from P_i by sending a CORRUPT query to P_i.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Query the RO H_1 <text:s/>for the sid and the password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Learn the secret exponent x of the generator point G = B^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alculate y_b = z_b / x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If there is no record (sid, AdversialResponderPoint, Y_b) record (sid, AdversialResponderPoint, Y_b). 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Delete the record (sid, P_i, ResponderSecretScalar, z_b).</text:p>
          </table:table-cell>
          <table:table-cell table:number-columns-repeated="2"/>
        </table:table-row>
      </table:table>
      <table:table table:name="AuCPace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8" table:default-cell-style-name="ce4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On message</text:p>
          </table:table-cell>
          <table:table-cell office:value-type="string">
            <text:p>from</text:p>
          </table:table-cell>
          <table:table-cell office:value-type="string">
            <text:p>aimed at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tive session</text:p>
          </table:table-cell>
          <table:table-cell office:value-type="string">
            <text:p>(SvrSession, sid, ssid, P_i, P_j)</text:p>
          </table:table-cell>
          <table:table-cell office:value-type="string">
            <text:p>F_apwKE</text:p>
          </table:table-cell>
          <table:table-cell office:value-type="string">
            <text:p>S</text:p>
          </table:table-cell>
          <table:table-cell office:value-type="string">
            <text:p>Record (P_j, sid, ssid) <text:s/>to be in phase 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CltSession, sid, ssid, P_j, P_i)</text:p>
          </table:table-cell>
          <table:table-cell office:value-type="string">
            <text:p>F_apwKE</text:p>
          </table:table-cell>
          <table:table-cell office:value-type="string">
            <text:p>S</text:p>
          </table:table-cell>
          <table:table-cell office:value-type="string">
            <text:p>Record (P_i, sid, ssid) <text:s/>to be in phas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username, sid, ssid, P_i) as message for P_j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username,sid, ssid, P_i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was in phase 1, record (P_j, sid, ssid) <text:s/>to be in phase 3 (else don’t continue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there is no record (P_j, sid, salt, sigma), choose sigma, sample a new salt value and record (P_j, sid, salt, sigma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alculate pair (x,X) for P_j and record <text:s/>(P_j, sid, ssid, keypair, x, X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ookup salt in record (P_j, sid, sal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hashingParams, sid, ssid, sigma, salt, X) as as simulated message from P_j for P_i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hashingParams,sid, ssid, sigma, salt, X)</text:p>
          </table:table-cell>
          <table:table-cell office:value-type="string">
            <text:p>A</text:p>
          </table:table-cell>
          <table:table-cell office:value-type="string">
            <text:p>P_i</text:p>
          </table:table-cell>
          <table:table-cell office:value-type="string">
            <text:p>If P_i is controlled by A do forward the message to P_i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Otherwise, if P_i was in phase 2, record (P_i, sid, ssid) <text:s/>to be in phase 4. (else don’t continue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ookup salt in record (P_j, sid, salt, sigma) and compare it with the salt value from the message. Eventually record (P_j, sid, ssid, saltValueModified, salt, sigma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cord (F_pwKE, sid, ssid, P_i, P_j, <text:s/>NULL, fresh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newSession, sid, ssid, P_i, P_j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NewSession,sid,ssid, P_i,_Pj, XW, role)</text:p>
          </table:table-cell>
          <table:table-cell office:value-type="string">
            <text:p>P_i</text:p>
          </table:table-cell>
          <table:table-cell office:value-type="string">
            <text:p>F_pwKE</text:p>
          </table:table-cell>
          <table:table-cell office:value-type="string">
            <text:p>if this is the first NewSession query for (sid, ssid, P_i, P_j) do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cord (F_pwKE, sid, ssid, P_i, P_j, <text:s/>XW,fresh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visit the RO hash list and look for a value such that for the given salt and sigma values a password “pw” results in a matching value XW = X^w. In this case we learned the password and record (P_i, sid, ssid, LearnedPassword, pw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newSession, sid, ssid, P_i, P_j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continueAfterHashingParams, sid, ssid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is controlled by A do forward the message to P_j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Otherwise, if P_i was in phase 3, record (P_j, sid, ssid) <text:s/>to be in phase 5. (else don’t continue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cord (F_pwKE, sid, ssid, P_j, P_i, <text:s/>NULL, fresh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newSession, sid, ssid, P_j, P_i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NewSession,sid,ssid, P_j,_Pi, XW, role)</text:p>
          </table:table-cell>
          <table:table-cell office:value-type="string">
            <text:p>P_j</text:p>
          </table:table-cell>
          <table:table-cell office:value-type="string">
            <text:p>F_pwKE</text:p>
          </table:table-cell>
          <table:table-cell office:value-type="string">
            <text:p>if this is the first NewSession query for (sid, ssid, P_i, P_j) do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cord (F_pwKE, sid, ssid, P_j, P_i, <text:s/>XW,fresh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Revisit the RO hash list and look for a value such that for the given salt and sigma values a password “pw” results in a matching value XW = X^w. In this case we learned the password and record (P_j, sid, ssid, LearnedPassword, pw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message (newSession, sid, ssid, P_j, P_i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NewKey,sid,ssid,P_i,sk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ere is a record (F_pwKE,sid,ssid, P_i, P_j, pw_of_P_i__or_NULL, state) do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f state is “compromised” or both P_i and P_j are corrupted then output (sid,ssid, sk) to P_i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f state is “fresh” <text:s/>and there is a record (F_pwKE, sid, ssid, P_j, P_i, pw_of_P_j__or_NULLL, state2), do the following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if pw_of_P_i__or_NULL is “NULL” and pw_of_P_j__or_NULL is not “NULL” d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Search for a password hash query w = H_6(salt | sigma | pw | P) in the RO list such that X^w matches the XW value of P_j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a password is found, Issue a (TestPwd, sid,ssid, P_i,pw) query to F_apwKE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no password is found, search for a (ReprogramOfflineQueryList,sid, salt, sigma, P_i, w,W) record with WX = X^w. If such a record is found, issue a (SvrImpersonate,sid,ssid) query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Upon “correct guess” <text:s/>replace the NULL in the record (F_pwKE,sid,ssid, P_i,P_j, NULL,state) with the XW password value of P_j.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w_of_P_j__or_NULL is “NULL” and pw_of_P_i__or_NULL is not “NULL” d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Search for a password hash query w = H_6(salt | sigma | pw | P) in the RO list such that X^w matches the XW value of P_i.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ssue a (TestPwd, sid,ssid, P_j,pw) query to F_apwKE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no password is found, search for a (ReprogramOfflineQueryList,sid, salt, sigma, P_i, w,W) record with WX = X^w. If such a record is found, issue a (SvrImpersonate,sid,ssid) query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Upon “correct guess” <text:s/>replace the NULL in the record (F_pwKE,sid,ssid, P_j,P_i, NULL,state2) with the XW password value of P_i.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controlled by A d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If the F_pwKE passwords of P_i and P_j match do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If there is a record (F_pwKE,sid,ssid, sessionKeyIssued, P_j, sk1) do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Record (F_pwKE, sessionKey, P_i, sk1) and send (sid, ssid, sk1) to P_i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Else sample a fresh sk1 and record (F_pwKE,sid,ssid, sessionKeyIssued, P_i, sk1) and Record (F_pwKE, sessionKey, P_i, sk1) and send (sid,ssid,sk1) to P_i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Otherwise sample a random key sk’, record (F_pwKE, sessionKey, P_i, sk’) and <text:s/>send (sid, ssid, sk’) to P_i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a honest server in phase 5 do mark the phase of P_i as 6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If P_j is controlled by A do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If the passwords in the F_pwKE records of P_i and P_j match do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If there is a record (F_pwKE,sid,ssid, sessionKeyIssued, P_j, sk1) do record (F_pwKE, sessionKey, P_i, sk1), <text:s/>calculate T_a = H_3(sk1) and send (Authenticator, sid, ssid, T_a) to A as message for P_j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Else sample a fresh sk1 and record (F_pwKE,sid,ssid, sessionKeyIssued, P_i, sk1) and send (Authenticator, sid,ssid, H_3(sk1)) as message for P_j to A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Otherwise sample a fresh T_a and send (Authenticator, sid,ssid,T_a) as message for P_j to A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If P_j is honest do sample a fresh T_a and send (Authenticator, sid,ssid,T_a) as message for P_j to A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a honest client in phase 4 do mark the phase of P_i <text:s/>as 7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If P_j is controlled by A do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If the passwords in the F_pwKE records of P_i and P_j match do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If there is a record (F_pwKE,sid,ssid, sessionKeyIssued, P_j, sk1) do record (F_pwKE, sessionKey, P_i, sk1), calculate T_b = H_4(sk1) and send (Authenticator, sid, ssid, T_b) to A as message for P_j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Else sample a fresh sk1 and record (F_pwKE,sid,ssid, sessionKeyIssued, P_i, sk1) ; <text:s/>record (F_pwKE, sessionKey, P_i, sk1), calculate T_b = H_4(sk1) and send (Authenticator, sid,ssid, T_b) as message for P_j to A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Otherwise sample a fresh T_b and send (Authenticator, sid,ssid,T_b) as message for P_j to A.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If P_j is honest do sample a fresh T_b and send (Authenticator, sid,ssid,T_b) as message for P_j to A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Otherwise (e.g. state is “interrupted”) do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If P_i is controlled by A do sample a random key sk’, record (F_pwKE, sessionKey, P_i, sk’), <text:s/>and send (sid, ssid, sk’) to P_i 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f P_i is a honest server do sample a random T_a and send (Authenticator, sid, ssid, T_a) as message for P_j to A. 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f P_i is a honest client do sample a random T_b and send (Authenticator, sid, ssid, T_b) as message for P_j to A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Mark the record for F_pwKE and P_i as “completed”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uthenticator, sid, ssid, T_a)</text:p>
          </table:table-cell>
          <table:table-cell office:value-type="string">
            <text:p>A</text:p>
          </table:table-cell>
          <table:table-cell office:value-type="string">
            <text:p>P_i</text:p>
          </table:table-cell>
          <table:table-cell office:value-type="string">
            <text:p>If P_i is controlled by A do forward the message to P_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P_i is a honest client in phase 7 and P_j is controlled by A 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Lookup record (F_pwKE, sessionKey, P_i, sk1). If T_a matches H_3(sk1) do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calculate sk = H5(sk1) and issue a (NewKey,sid,ssid,P_i, sk) to F_apwKE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f P_i is a honest client in phase 7 and P_j is also honest do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ssue a (TestAbort, sid, ssid, P_i) query to F_apwK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n case of success send the query (NewKey, sid, ssid, P_i, NULL) to F_apwK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uthenticator, sid, ssid, T_b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is controlled by A do forward the message to P_j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P_j is a honest server in phase 6 and P_i is controlled by A 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Lookup record (F_pwKE, sessionKey, P_j, sk1). If T_b matches H_4(sk1) do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calculate sk = H5(sk1) and issue a (NewKey,sid,ssid,P_i, sk) to F_apwKE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f P_j is a honest server in phase 6 and P_i is also honest do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ssue a (TestAbort, sid, ssid, P_j) query to F_apwK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n case of success send the query (NewKey, sid, ssid, P_j, NULL) to F_apwK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TestPwd, sid, ssid, P_i,XW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is is the first TestPwd query for (sid, ssid, P_i) and P_i has client role and is not completed or if it is completed the recorded state of the simulated F_pwKE for P_j is not completed do: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f the simulated state of F_pwKE for P_i is “completed” and XW matches the password entry in the simulated F_pwKE record, then lookup (F_pwKE, sessionKey, P_i, sk1) and return sk1. // (Handling the relaxed extens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Otherwise do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Search for a password hash query w = H_6(salt | sigma | pw | P) in the RO list such that X^w matches the XW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f the password was learned, then issue a (TestPwd, sid, ssid, P_i, pw) query to F_apwKE, mark the state of P_i for F_pwKE as “compromised” and return the result of the query to A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f the password was not learned then do 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sample a random dummy password rdp and issue a (TestPwd,sid,ssid, P_i, rdp) to F_apwKE and record (sid,ssid, P_j gets random key sk1). 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Mark the simulated state of F_pwKE for P_i as “interrupted” <text:s/>and send (“Wrong guess”) to A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TestPwd, sid, ssid, P_j,XW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is is the first TestPwd query for (sid, ssid, P_j) and P_j has server role and is not “completed” or if it is completed and the recorded state of the simulated F_pwKE for P_i is not “completed” do: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f the simulated state of F_pwKE for P_j is “completed” and XW matches the password entry in the simulated F_pwKE record, then lookup (F_pwKE, sessionKey, P_i, sk1) and return sk1. // (Handling the relaxed extens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earch for a password hash query w = H_6(salt | sigma | pw | P) in the RO list such that X^w matches the XW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f the password was learned, then issue a (TestPwd, sid, ssid, P_j, pw) query to F_apwKE, mark the state of P_j for F_pwKE as “compromised” and return the result of the query to A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f the password was not learned but there is a (ReprogramOfflineQueryList,sid, salt, sigma, P_i, w,W) record with WX = X^w (with w from the record) do 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5" office:value-type="string">
            <text:p>call (SvrImpersonate,sid,ssid) from F_apwKE and return the reply (either “Wrong guess” or “Correct Guess”) to A. In case of a correct guess mark the simulated F_pwKE record as “compromised” and otherwise as “interrupted”. In case of a “compromised” session also record the value “XW” as password in the simulated F_pwKE state record for P_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If the password was not learned and there was no <text:s/>matching ReprogramOfflineQueryList record then <text:s/>do the following 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5" office:value-type="string">
            <text:p>Sample a random dummy password rdp and issue a (testPwd,sid,ssid, P_i, rdp) to F_apwKE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>
            <text:p>Send (“Wrong guess”) to A and mark the simulated state of the session record of F_pwKE as “interrupted”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office:value-type="string">
            <text:p>Offline attacks</text:p>
          </table:table-cell>
          <table:table-cell office:value-type="string">
            <text:p>PBKDF Hash queries for input t</text:p>
          </table:table-cell>
          <table:table-cell/>
          <table:table-cell office:value-type="string">
            <text:p>H_6</text:p>
          </table:table-cell>
          <table:table-cell office:value-type="string">
            <text:p>If the hash input t parses as (salt || sigma || pw || P_i) and there is a record (P_j, sid, salt, sigma) then issue an OfflineTestPwd(sid, pw) query to F_apwK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the password was learned and there was a record (ReprogramOfflineQueryList, sid, salt, sigma, P_i, w, W) then program the output of H_6 to w. Otherwise return a fresh random value w and record the pair (w, t) in the RO query lis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StealPwfile, sid, P_j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ssue a (StealPWfile, sid) query to F_apwKE and possibly learn the passwor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there is no record (P_j, sid, salt, sigma), choose sigma, sample a new salt value and record (P_j, sid, salt, sigma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ookup salt in record (P_j, sid, salt, sigma)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 case of a learned password calculate password verifier W as in the honest protocol and pass (sid,salt, W, P_i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 case that the password was not learned, sample a value w, calculate W=B^w, record (ReprogramOfflineQueryList,sid, salt, sigma, P_i, w,W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rruption</text:p>
          </table:table-cell>
          <table:table-cell office:value-type="string">
            <text:p>(CORRUPT, P_i)</text:p>
          </table:table-cell>
          <table:table-cell office:value-type="string">
            <text:p>Z</text:p>
          </table:table-cell>
          <table:table-cell office:value-type="string">
            <text:p>P_i</text:p>
          </table:table-cell>
          <table:table-cell office:value-type="string">
            <text:p>Send (CORRUPT, P_i) to P_i and learn the password pw from F_apwK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/ client case</text:p>
          </table:table-cell>
          <table:table-cell table:number-columns-repeated="2"/>
          <table:table-cell office:value-type="string">
            <text:p>Use the transmitted hashing parameters (salt, sigma) for calculating the password hash 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se the transmitted point X for calculating X^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nd (X^w, pw, w) as internal state of P_i and F_pw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CORRUPT, P_j)</text:p>
          </table:table-cell>
          <table:table-cell office:value-type="string">
            <text:p>Z</text:p>
          </table:table-cell>
          <table:table-cell office:value-type="string">
            <text:p>P_j</text:p>
          </table:table-cell>
          <table:table-cell office:value-type="string">
            <text:p>Send (CORRUPT, P_j) to P_j and learn nothing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/ server case</text:p>
          </table:table-cell>
          <table:table-cell table:number-columns-repeated="2"/>
          <table:table-cell office:value-type="string">
            <text:p>Do all the steps from the StealPwfile query above and possibly learn password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or all (sid, ssid) pairs lookup (P_j, sid, ssid, keypair, x, X) and hashing params (salt, sigma) and do the follow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In case that the password was learned for sid calculate W from, pw, salt and sigma. Return W^x as internal state of F_pwKE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n case that the password was not learned lookup (ReprogramOfflineQueryList,sid, salt,sigma, P_i, w, W). <text:s/>Return W^x as internal state of F_pwKE.</text:p>
          </table:table-cell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ong AuCPace" table:style-name="ta1" table:print="false"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8" table:default-cell-style-name="ce4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On message</text:p>
          </table:table-cell>
          <table:table-cell office:value-type="string">
            <text:p>from</text:p>
          </table:table-cell>
          <table:table-cell office:value-type="string">
            <text:p>aimed at</text:p>
          </table:table-cell>
          <table:table-cell office:value-type="string">
            <text:p>d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ctive session</text:p>
          </table:table-cell>
          <table:table-cell office:value-type="string">
            <text:p>(SvrSession, sid, ssid, P_i, P_j)</text:p>
          </table:table-cell>
          <table:table-cell office:value-type="string">
            <text:p>F_apwKE</text:p>
          </table:table-cell>
          <table:table-cell office:value-type="string">
            <text:p>S</text:p>
          </table:table-cell>
          <table:table-cell office:value-type="string">
            <text:p>Record (P_j, sid, ssid) <text:s/>to be in phase 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(CltSession, sid, ssid, P_j, P_i)</text:p>
          </table:table-cell>
          <table:table-cell office:value-type="string">
            <text:p>F_apwKE</text:p>
          </table:table-cell>
          <table:table-cell office:value-type="string">
            <text:p>S</text:p>
          </table:table-cell>
          <table:table-cell office:value-type="string">
            <text:p>Record (P_i, sid, ssid) <text:s/>to be in phase 2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ample an exponent z_u and record (P_i, sid, ssid, BlindedSaltRequest, z_u, U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username, sid, ssid, P_i, U) as message for P_j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username,sid, ssid, P_i,U 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was in phase 1, record (P_j, sid, ssid) <text:s/>to be in phase 3 (else don’t continue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If there is no record (P_j, sid, q, sigma), choose sigma, sample a new exponent q <text:s/>and record (P_j, sid, q, sigma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Calculate pair (x,X) for P_j and record <text:s/>(P_j, sid, ssid, keypair, x, X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Lookup q in record (P_j, sid, q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hashingParams, sid, ssid, sigma, U^q, X) as as simulated message from P_j for P_i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hashingParams,sid, ssid, sigma, UQ, X)</text:p>
          </table:table-cell>
          <table:table-cell office:value-type="string">
            <text:p>A</text:p>
          </table:table-cell>
          <table:table-cell office:value-type="string">
            <text:p>P_i</text:p>
          </table:table-cell>
          <table:table-cell office:value-type="string">
            <text:p>If P_i is controlled by A do forward the message to P_i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Otherwise, if P_i was in phase 2, record (P_i, sid, ssid) <text:s/>to be in phase 4. (else don’t continue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Lookup q in record (P_j, sid, q, sigma) and compare it with U^q with U as transmitted from the username message. Eventually record (P_j, sid, ssid, UQ, q, sigma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Record (F_pwKE, sid, ssid, P_i, P_j, <text:s/>NULL, fresh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newSession, sid, ssid, P_i, P_j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NewSession,sid,ssid, P_i,_Pj, XW, role)</text:p>
          </table:table-cell>
          <table:table-cell office:value-type="string">
            <text:p>P_i</text:p>
          </table:table-cell>
          <table:table-cell office:value-type="string">
            <text:p>F_pwKE</text:p>
          </table:table-cell>
          <table:table-cell office:value-type="string">
            <text:p>If this is the first NewSession query for (sid, ssid, P_i, P_j) do: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Record (F_pwKE, sid, ssid, P_i, P_j, <text:s/>XW,fresh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newSession, sid, ssid, P_i, P_j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continueAfterHashingParams, sid, ssid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is controlled by A do forward the message to P_j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Otherwise, if P_i was in phase 3, record (P_j, sid, ssid) <text:s/>to be in phase 5. (else don’t continue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Record (F_pwKE, sid, ssid, P_j, P_i, <text:s/>NULL, fresh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newSession, sid, ssid, P_j, P_i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NewSession,sid,ssid, P_j,_Pi, XW, role)</text:p>
          </table:table-cell>
          <table:table-cell office:value-type="string">
            <text:p>P_j</text:p>
          </table:table-cell>
          <table:table-cell office:value-type="string">
            <text:p>F_pwKE</text:p>
          </table:table-cell>
          <table:table-cell office:value-type="string">
            <text:p>if this is the first NewSession query for (sid, ssid, P_i, P_j) do: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Record (F_pwKE, sid, ssid, P_j, P_i, <text:s/>XW,fresh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message (newSession, sid, ssid, P_j, P_i) as simulated output of F_pwKE to 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NewKey,sid,ssid,P_i,sk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ere is a record (F_pwKE,sid,ssid, P_i, P_j, pw_of_P_i__or_NULL, state) do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f state is “compromised” or both P_i and P_j are corrupted then output (sid,ssid, sk) to P_i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If state is “fresh” <text:s/>and there is a record (F_pwKE, sid, ssid, P_j, P_i, pw_of_P_j__or_NULLL, state2), do the following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if pw_of_P_i__or_NULL is “NULL” and pw_of_P_j__or_NULL is not “NULL” do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Search for a password hash query w = H_6(saltFromPw(pw, q) | sigma | pw | P) in the RO list such that X^w matches the XW value of P_j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a password is found, Issue a (TestPwd, sid,ssid, P_i,pw) query to F_apwKE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no password is found, search for a (ReprogramOfflineQueryList,sid, salt, sigma, P_i, w,W) record with WX = X^w. If such a record is found, issue a (SvrImpersonate,sid,ssid) query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Upon “correct guess” <text:s/>replace the NULL in the record (F_pwKE,sid,ssid, P_i,P_j, NULL,state) with the XW password value of P_j. 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if pw_of_P_j__or_NULL is “NULL” and pw_of_P_i__or_NULL is not “NULL” do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Search for a password hash query w = H_6(saltFromPw (pw, q) | sigma | pw | P) in the RO list such that X^w matches the XW value of P_i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ssue a (TestPwd, sid,ssid, P_j,pw) query to F_apwKE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If no password is found, search for a (ReprogramOfflineQueryList,sid, q, sigma, P_i, w,W) record with WX = X^w. If such a record is found, issue a (SvrImpersonate,sid,ssid) query.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Upon “correct guess” <text:s/>replace the NULL in the record (F_pwKE,sid,ssid, P_j,P_i, NULL,state2) with the XW password value of P_i. 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controlled by A do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If the F_pwKE passwords of P_i and P_j match do</text:p>
          </table:table-cell>
          <table:table-cell table:number-columns-repeated="1016"/>
        </table:table-row>
        <table:table-row table:style-name="ro2">
          <table:table-cell table:number-columns-repeated="8"/>
          <table:table-cell office:value-type="string">
            <text:p>If there is a record (F_pwKE,sid,ssid, sessionKeyIssued, P_j, sk1) do</text:p>
          </table:table-cell>
          <table:table-cell table:number-columns-repeated="1015"/>
        </table:table-row>
        <table:table-row table:style-name="ro2">
          <table:table-cell table:number-columns-repeated="9"/>
          <table:table-cell office:value-type="string">
            <text:p>Record (F_pwKE, sessionKey, P_i, sk1) and send (sid, ssid, sk1) to P_i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Else sample a fresh sk1 and record (F_pwKE,sid,ssid, sessionKeyIssued, P_i, sk1) and Record (F_pwKE, sessionKey, P_i, sk1) and send (sid,ssid,sk1) to P_i.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Otherwise sample a random key sk’, record (F_pwKE, sessionKey, P_i, sk’) and <text:s/>send (sid, ssid, sk’) to P_i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a honest server in phase 5 do mark the phase of P_i as 6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If P_j is controlled by A do</text:p>
          </table:table-cell>
          <table:table-cell table:number-columns-repeated="1016"/>
        </table:table-row>
        <table:table-row table:style-name="ro2">
          <table:table-cell table:number-columns-repeated="8"/>
          <table:table-cell office:value-type="string">
            <text:p>If the passwords in the F_pwKE records of P_i and P_j match do</text:p>
          </table:table-cell>
          <table:table-cell table:number-columns-repeated="1015"/>
        </table:table-row>
        <table:table-row table:style-name="ro2">
          <table:table-cell table:number-columns-repeated="9"/>
          <table:table-cell office:value-type="string">
            <text:p>If there is a record (F_pwKE,sid,ssid, sessionKeyIssued, P_j, sk1) do record (F_pwKE, sessionKey, P_i, sk1), <text:s/>calculate T_a = H_3(sk1) and send (Authenticator, sid, ssid, T_a) to A as message for P_j.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Else sample a fresh sk1 and record (F_pwKE,sid,ssid, sessionKeyIssued, P_i, sk1) and send (Authenticator, sid,ssid, H_3(sk1)) as message for P_j to A.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Otherwise sample a fresh T_a and send (Authenticator, sid,ssid,T_a) as message for P_j to A.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If P_j is honest do sample a fresh T_a and send (Authenticator, sid,ssid,T_a) as message for P_j to A.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If P_i is a honest client in phase 4 do mark the phase of P_i <text:s/>as 7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If P_j is controlled by A do</text:p>
          </table:table-cell>
          <table:table-cell table:number-columns-repeated="1016"/>
        </table:table-row>
        <table:table-row table:style-name="ro2">
          <table:table-cell table:number-columns-repeated="8"/>
          <table:table-cell office:value-type="string">
            <text:p>If the passwords in the F_pwKE records of P_i and P_j match do</text:p>
          </table:table-cell>
          <table:table-cell table:number-columns-repeated="1015"/>
        </table:table-row>
        <table:table-row table:style-name="ro2">
          <table:table-cell table:number-columns-repeated="9"/>
          <table:table-cell office:value-type="string">
            <text:p>If there is a record (F_pwKE,sid,ssid, sessionKeyIssued, P_j, sk1) do record (F_pwKE, sessionKey, P_i, sk1), calculate T_b = H_4(sk1) and send (Authenticator, sid, ssid, T_b) to A as message for P_j.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Else sample a fresh sk1 and record (F_pwKE,sid,ssid, sessionKeyIssued, P_i, sk1) ; <text:s/>record (F_pwKE, sessionKey, P_i, sk1), calculate T_b = H_4(sk1) and send (Authenticator, sid,ssid, T_b) as message for P_j to A.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Otherwise sample a fresh T_b and send (Authenticator, sid,ssid,T_b) as message for P_j to A.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If P_j is honest do sample a fresh T_b and send (Authenticator, sid,ssid,T_b) as message for P_j to A.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Otherwise (e.g. state is “interrupted”) do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If P_i is controlled by A do sample a random key sk’, record (F_pwKE, sessionKey, P_i, sk’), <text:s/>and send (sid, ssid, sk’) to P_i 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If P_i is a honest server do sample a random T_a and send (Authenticator, sid, ssid, T_a) as message for P_j to A. 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If P_i is a honest client do sample a random T_b and send (Authenticator, sid, ssid, T_b) as message for P_j to A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Mark the record for F_pwKE and P_i as “completed”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Authenticator, sid, ssid, T_a)</text:p>
          </table:table-cell>
          <table:table-cell office:value-type="string">
            <text:p>A</text:p>
          </table:table-cell>
          <table:table-cell office:value-type="string">
            <text:p>P_i</text:p>
          </table:table-cell>
          <table:table-cell office:value-type="string">
            <text:p>If P_i is controlled by A do forward the message to P_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P_i is a honest client in phase 7 and P_j is controlled by A 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Lookup record (F_pwKE, sessionKey, P_i, sk1). If T_a matches H_3(sk1) do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calculate sk = H5(sk1) and issue a (NewKey,sid,ssid,P_i, sk) to F_apwKE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f P_i is a honest client in phase 7 and P_j is also honest do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ssue a (TestAbort, sid, ssid, P_i) query to F_apwK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In case of success send the query (NewKey, sid, ssid, P_i, NULL) to F_apwK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Authenticator, sid, ssid, T_b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f P_j is controlled by A do forward the message to P_j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f P_j is a honest server in phase 6 and P_i is controlled by A 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Lookup record (F_pwKE, sessionKey, P_j, sk1). If T_b matches H_4(sk1) do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calculate sk = H5(sk1) and issue a (NewKey,sid,ssid,P_i, sk) to F_apwKE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f P_j is a honest server in phase 6 and P_i is also honest do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ssue a (TestAbort, sid, ssid, P_j) query to F_apwK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In case of success send the query (NewKey, sid, ssid, P_j, NULL) to F_apwK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TestPwd, sid, ssid, P_i,XW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is is the first TestPwd query for (sid, ssid, P_i) and P_i has client role and is not completed or if it is completed the recorded state of the simulated F_pwKE for P_j is not completed do: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f the simulated state of F_pwKE for P_i is “completed” and XW matches the password entry in the simulated F_pwKE record, then lookup (F_pwKE, sessionKey, P_i, sk1) and return sk1. // (Handling the relaxed extens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Otherwise do</text:p>
          </table:table-cell>
          <table:table-cell table:number-columns-repeated="1018"/>
        </table:table-row>
        <table:table-row table:style-name="ro2">
          <table:table-cell table:number-columns-repeated="6"/>
          <table:table-cell office:value-type="string">
            <text:p>Search for a password hash query w = H_6(saltFromPw (pw, q) <text:s/>| sigma | pw | P) in the RO list such that X^w matches the XW.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If the password was learned, then issue a (TestPwd, sid, ssid, P_i, pw) query to F_apwKE, mark the state of P_i for F_pwKE as “compromised” and return the result of the query to A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f the password was not learned then do 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sample a random dummy password rdp and issue a (TestPwd,sid,ssid, P_i, rdp) to F_apwKE and record (sid,ssid, P_j gets random key sk1). 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Mark the simulated state of F_pwKE for P_i as “interrupted” <text:s/>and send (“Wrong guess”) to A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TestPwd, sid, ssid, P_j,XW)</text:p>
          </table:table-cell>
          <table:table-cell office:value-type="string">
            <text:p>A</text:p>
          </table:table-cell>
          <table:table-cell office:value-type="string">
            <text:p>F_pwKE</text:p>
          </table:table-cell>
          <table:table-cell office:value-type="string">
            <text:p>if this is the first TestPwd query for (sid, ssid, P_j) and P_j has server role and is not “completed” or if it is completed and the recorded state of the simulated F_pwKE for P_i is not “completed” do: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f the simulated state of F_pwKE for P_j is “completed” and XW matches the password entry in the simulated F_pwKE record, then lookup (F_pwKE, sessionKey, P_i, sk1) and return sk1. // (Handling the relaxed extension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Search for a password hash query w = H_6(saltFromPw (pw, q) | sigma | pw | P) in the RO list such that X^w matches the XW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If the password was learned, then issue a (TestPwd, sid, ssid, P_j, pw) query to F_apwKE, mark the state of P_j for F_pwKE as “compromised” and return the result of the query to A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If the password was not learned but there is a (ReprogramOfflineQueryList,sid, q, sigma, P_i, w,W) record with WX = X^w (with w from the record) do 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5" office:value-type="string">
            <text:p>call (SvrImpersonate,sid,ssid) from F_apwKE and return the reply (either “Wrong guess” or “Correct Guess”) to A. In case of a correct guess mark the simulated F_pwKE record as “compromised” and otherwise as “interrupted”. In case of a “compromised” session also record the value “XW” as password in the simulated F_pwKE state record for P_j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If the password was not learned and there was no <text:s/>matching ReprogramOfflineQueryList record then <text:s/>do the following 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5" office:value-type="string">
            <text:p>Sample a random dummy password rdp and issue a (testPwd,sid,ssid, P_i, rdp) to F_apwKE.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5" office:value-type="string">
            <text:p>Send (“Wrong guess”) to A and mark the simulated state of the session record of F_pwKE as “interrupted”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2">
          <table:table-cell office:value-type="string">
            <text:p>Offline attacks</text:p>
          </table:table-cell>
          <table:table-cell office:value-type="string">
            <text:p>PBKDF Hash queries for input t</text:p>
          </table:table-cell>
          <table:table-cell/>
          <table:table-cell office:value-type="string">
            <text:p>H_6</text:p>
          </table:table-cell>
          <table:table-cell office:value-type="string">
            <text:p>If the hash input t parses as (saltFromPw (pw, q) || sigma || pw || P_i) and there is a record (P_j, sid, q, sigma) then do</text:p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>
            <text:p>If there was a previous StealPWfile query before, issue an OfflineTestPwd(sid, pw) query to strong F_apwKE.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If the password was learned and there was a record (ReprogramOfflineQueryList, sid, q, sigma, P_i, w, W) then program the output of H_6 to w. Otherwise return a fresh random value w and record the pair (w, t) in the RO query lis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(StealPwfile, sid, P_j)</text:p>
          </table:table-cell>
          <table:table-cell office:value-type="string">
            <text:p>A</text:p>
          </table:table-cell>
          <table:table-cell office:value-type="string">
            <text:p>P_j</text:p>
          </table:table-cell>
          <table:table-cell office:value-type="string">
            <text:p>Issue a (StealPWfile, sid) query to F_apwKE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If there is no record (P_j, sid, q, sigma), choose sigma, sample a new q value and record (P_j, sid, q, sigma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Lookup q in record (P_j, sid, q, sigma)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ample a value w, calculate W=B^w, record (ReprogramOfflineQueryList,sid, q, sigma, P_i, w,W)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<text:s/>Hash query for generator for input “t”</text:p>
          </table:table-cell>
          <table:table-cell table:style-name="Default" office:value-type="string">
            <text:p>anybody</text:p>
          </table:table-cell>
          <table:table-cell table:style-name="Default" office:value-type="string">
            <text:p>H_1</text:p>
          </table:table-cell>
          <table:table-cell table:style-name="Default" office:value-type="string">
            <text:p>Return values such that for any output of the random oracle w, Hash2Point(w) = B^x with known value of x. Record (t, w, x) for later inspection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orruption</text:p>
          </table:table-cell>
          <table:table-cell office:value-type="string">
            <text:p>(CORRUPT, P_i)</text:p>
          </table:table-cell>
          <table:table-cell office:value-type="string">
            <text:p>Z</text:p>
          </table:table-cell>
          <table:table-cell office:value-type="string">
            <text:p>P_i</text:p>
          </table:table-cell>
          <table:table-cell office:value-type="string">
            <text:p>Send (CORRUPT, P_i) to P_i and learn the password pw from F_apwKE.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/ client case</text:p>
          </table:table-cell>
          <table:table-cell table:number-columns-repeated="2"/>
          <table:table-cell office:value-type="string">
            <text:p>Learn the secret exponent x for HashToPoint(H_1(pw)) from the H_1 password query list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alculate secret random scalar r = z_u / x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alculate the point salt = UQ^(1/r)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Use the transmitted hashing parameters (salt, sigma) for calculating the password hash 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se the transmitted point X for calculating X^w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Send (X^w, pw, w, r) as internal state of P_i and F_pw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CORRUPT, P_j)</text:p>
          </table:table-cell>
          <table:table-cell office:value-type="string">
            <text:p>Z</text:p>
          </table:table-cell>
          <table:table-cell office:value-type="string">
            <text:p>P_j</text:p>
          </table:table-cell>
          <table:table-cell office:value-type="string">
            <text:p>Send (CORRUPT, P_j) to P_j and learn nothing.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/ server case</text:p>
          </table:table-cell>
          <table:table-cell table:number-columns-repeated="2"/>
          <table:table-cell office:value-type="string">
            <text:p>Do all the steps from the StealPwfile query above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For all (sid, ssid) pairs lookup (P_j, sid, ssid, keypair, x, X) and hashing params (q, sigma) and do the follow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Lookup (ReprogramOfflineQueryList,sid, salt,sigma, P_i, w, W). <text:s/>Return W^x as internal state of F_pwKE.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9.10.2019</text:date>, <text:time>22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05:44.755258474</meta:creation-date>
    <dc:date>2019-10-09T22:17:24.13</dc:date>
    <meta:editing-duration>PT20H18M16S</meta:editing-duration>
    <meta:editing-cycles>157</meta:editing-cycles>
    <meta:generator>OpenOffice/4.1.6$Win32 OpenOffice.org_project/416m1$Build-9790</meta:generator>
    <dc:creator>Björn Haase</dc:creator>
    <meta:document-statistic meta:table-count="3" meta:cell-count="434" meta:object-count="0"/>
  </office:meta>
</office:document-meta>
</file>